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bac5" officeooo:paragraph-rsid="0004bac5"/>
    </style:style>
    <style:style style:name="P2" style:family="paragraph" style:parent-style-name="Standard">
      <style:text-properties officeooo:rsid="0004bac5" officeooo:paragraph-rsid="0004bac5"/>
    </style:style>
    <style:style style:name="P3" style:family="paragraph" style:parent-style-name="Standard">
      <style:text-properties officeooo:rsid="0005ed53" officeooo:paragraph-rsid="0005ed53"/>
    </style:style>
    <style:style style:name="P4" style:family="paragraph" style:parent-style-name="Standard">
      <style:text-properties fo:font-weight="bold" officeooo:rsid="0004bac5" officeooo:paragraph-rsid="0004bac5" style:font-weight-asian="bold" style:font-weight-complex="bold"/>
    </style:style>
    <style:style style:name="P5" style:family="paragraph" style:parent-style-name="Standard">
      <style:text-properties officeooo:rsid="0007f306" officeooo:paragraph-rsid="0007f306"/>
    </style:style>
    <style:style style:name="P6" style:family="paragraph" style:parent-style-name="Standard">
      <style:text-properties officeooo:rsid="0008d462" officeooo:paragraph-rsid="0008d462"/>
    </style:style>
    <style:style style:name="T1" style:family="text">
      <style:text-properties officeooo:rsid="000a9c81"/>
    </style:style>
    <style:style style:name="T2" style:family="text">
      <style:text-properties officeooo:rsid="000c2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ent organiser et optimiser la planification d'un traffic aérien ?</text:p>
      <text:p text:style-name="P1"/>
      <text:p text:style-name="P1">Bellman-Ford : </text:p>
      <text:p text:style-name="P1"><text:tab/>Pour chaque arête si la source n’est pas à l’infini :</text:p>
      <text:p text:style-name="P1"><text:tab/><text:tab/>On relache l’arête.</text:p>
      <text:p text:style-name="P3">Tas de fibonacci :</text:p>
      <text:p text:style-name="P3"><text:tab/>forêt d’arbres enracinés, chaque nœud possède :</text:p>
      <text:p text:style-name="P3">- Valeur de priorité</text:p>
      <text:p text:style-name="P3">- Nb d’enfants (degré)</text:p>
      <text:p text:style-name="P3">- Pointeur vers parent et un des enfants.</text:p>
      <text:p text:style-name="P3">MINIMISER LE DEGRE DES NOEUDS</text:p>
      <text:p text:style-name="P3">→ La taille d’un sous-arbre d’un nœud de degré k et au plus de degré Fk+2, Fk k-ième nb de la suite de fibonacci.</text:p>
      <text:p text:style-name="P3"/>
      <text:p text:style-name="P5">Intro</text:p>
      <text:p text:style-name="P5">Pk ce sujet</text:p>
      <text:p text:style-name="P5">→ pertinance de modéliser le trafic par des graphes</text:p>
      <text:p text:style-name="P6">déroulé</text:p>
      <text:p text:style-name="P6">→ <text:span text:style-name="T1">De 1 avion a plusieurs intéragissant</text:span></text:p>
      <text:p text:style-name="P6">→ <text:span text:style-name="T2">Algo décisionel donc pas tjrs chemin le plus peti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3:56:22.166264756</meta:creation-date>
    <dc:date>2024-06-16T20:32:22.214315027</dc:date>
    <meta:editing-duration>PT1H5M36S</meta:editing-duration>
    <meta:editing-cycles>7</meta:editing-cycles>
    <meta:generator>LibreOffice/7.6.7.2$Linux_X86_64 LibreOffice_project/60$Build-2</meta:generator>
    <meta:document-statistic meta:table-count="0" meta:image-count="0" meta:object-count="0" meta:page-count="1" meta:paragraph-count="17" meta:word-count="113" meta:character-count="614" meta:non-whitespace-character-count="513"/>
  </office:meta>
</office:document-meta>
</file>